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objectwithoutfill">
      <style:graphic-properties draw:fill="solid" draw:fill-color="#cfe7f5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svg:stroke-color="#000000"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6.35cm" svg:x="2.416cm" svg:y="9.62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2" draw:text-style-name="P1" draw:layer="layout" svg:x1="8.385cm" svg:y1="9.373cm" svg:x2="2.37cm" svg:y2="16.566cm">
          <text:p/>
        </draw:line>
        <draw:polygon draw:style-name="gr3" draw:text-style-name="P1" draw:layer="layout" svg:width="7.492cm" svg:height="6.349cm" svg:x="12.014cm" svg:y="9.636cm" svg:viewBox="0 0 7493 6350" draw:points="7239,0 0,0 0,6350 7493,6350 7493,4826 1651,4826 1651,1524 7239,1524">
          <text:p/>
        </draw:polygon>
        <draw:frame draw:style-name="gr4" draw:layer="layout" svg:width="0.853cm" svg:height="0.962cm" svg:x="16.657cm" svg:y="14.716cm">
          <draw:text-box draw:corner-radius="0.218cm">
            <text:p>1</text:p>
          </draw:text-box>
        </draw:frame>
        <draw:frame draw:style-name="gr5" draw:layer="layout" svg:width="0.853cm" svg:height="0.962cm" svg:x="12.43cm" svg:y="12.176cm">
          <draw:text-box>
            <text:p>2</text:p>
          </draw:text-box>
        </draw:frame>
        <draw:frame draw:style-name="gr6" draw:layer="layout" svg:width="0.853cm" svg:height="0.962cm" svg:x="16.776cm" svg:y="9.917cm">
          <draw:text-box>
            <text:p>3</text:p>
          </draw:text-box>
        </draw:frame>
        <draw:frame draw:style-name="gr7" draw:layer="layout" svg:width="0.889cm" svg:height="0.962cm" svg:x="4.721cm" svg:y="11.132cm">
          <draw:text-box>
            <text:p>1</text:p>
          </draw:text-box>
        </draw:frame>
        <draw:frame draw:style-name="gr7" draw:layer="layout" svg:width="0.853cm" svg:height="0.962cm" svg:x="6.697cm" svg:y="13.672cm">
          <draw:text-box>
            <text:p>2</text:p>
          </draw:text-box>
        </draw:frame>
        <draw:line draw:style-name="gr2" draw:text-style-name="P1" draw:layer="layout" svg:x1="15.814cm" svg:y1="8.393cm" svg:x2="14.706cm" svg:y2="16.775cm">
          <text:p/>
        </draw:line>
        <draw:custom-shape draw:style-name="gr8" draw:text-style-name="P1" draw:layer="layout" svg:width="0.381cm" svg:height="0.381cm" svg:x="7.196cm" svg:y="10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381cm" svg:x="3.34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381cm" svg:x="15.49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381cm" svg:x="15.25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4.84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4.6cm" svg:y="1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15.24cm" svg:height="2.286cm" svg:x="3.667cm" svg:y="16.756cm">
          <draw:text-box>
            <text:p>Convex polygon <text:s/><text:tab/><text:tab/><text:tab/><text:tab/>Concave polyg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eier</meta:initial-creator>
    <meta:creation-date>2014-05-08T09:25:46.885211527</meta:creation-date>
    <dc:date>2014-05-08T12:54:36.493687149</dc:date>
    <dc:creator>David Geier</dc:creator>
    <meta:editing-duration>PT1M18S</meta:editing-duration>
    <meta:editing-cycles>2</meta:editing-cycles>
    <meta:generator>LibreOffice/4.2.3.3$Linux_X86_64 LibreOffice_project/420m0$Build-3</meta:generator>
    <meta:document-statistic meta:object-count="16"/>
  </office:meta>
</office:document-meta>
</file>